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33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3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2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8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29" style:family="paragraph" style:parent-style-name="Table_20_Contents">
      <style:text-properties fo:color="#000000" style:font-name="Arial1" fo:language="ru" fo:country="RU" fo:background-color="transparent"/>
    </style:style>
    <style:style style:name="P3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2" style:family="paragraph" style:parent-style-name="Table_20_Contents">
      <style:text-properties fo:color="#000000" style:font-name="Tahoma" fo:font-size="8pt" fo:language="ru" fo:country="RU" style:font-name-asian="Tahoma" style:font-size-asian="8pt" style:font-name-complex="Tahoma" style:font-size-complex="8pt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fo:language="en" fo:country="US"/>
    </style:style>
    <style:style style:name="P35" style:family="paragraph" style:parent-style-name="Table_20_Contents">
      <style:text-properties fo:color="#ff3333" fo:language="en" fo:country="US"/>
    </style:style>
    <style:style style:name="P36" style:family="paragraph" style:parent-style-name="Table_20_Contents">
      <style:text-properties fo:color="#ff3333" fo:language="ru" fo:country="RU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text-properties fo:font-size="8pt" fo:language="ru" fo:country="RU" style:font-size-asian="8pt" style:font-size-complex="8pt"/>
    </style:style>
    <style:style style:name="P39" style:family="paragraph" style:parent-style-name="Table_20_Heading">
      <style:text-properties fo:language="ru" fo:country="RU"/>
    </style:style>
    <style:style style:name="P40" style:family="paragraph" style:parent-style-name="Table_20_Heading">
      <style:text-properties fo:language="en" fo:country="US"/>
    </style:style>
    <style:style style:name="P41" style:family="paragraph" style:parent-style-name="Table_20_Heading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font-size="10pt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Arial1" fo:language="ru" fo:country="RU" fo:background-color="transparen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1" style:family="paragraph" style:parent-style-name="Table_20_Contents">
      <style:text-properties fo:language="en" fo:country="US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4">List of compatible monitors</text:p>
      <text:p text:style-name="P4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9">Марка/модель</text:p>
              <text:p text:style-name="P40">Model</text:p>
            </table:table-cell>
            <table:table-cell table:style-name="Таблица1.A1" office:value-type="string">
              <text:p text:style-name="P37">Тип</text:p>
              <text:p text:style-name="P41">Type</text:p>
            </table:table-cell>
            <table:table-cell table:style-name="Таблица1.A1" office:value-type="string">
              <text:p text:style-name="P3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0">Comment</text:p>
            </table:table-cell>
            <table:table-cell table:style-name="Таблица1.E1" office:value-type="string">
              <text:p text:style-name="P3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5">warning,except 1716F</text:p>
            <text:p text:style-name="P36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, но монитор широкоформатный </text:p>
            <text:p text:style-name="P47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7">Показывает без проблем.</text:p>
            <text:p text:style-name="P47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7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2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(которая графика без бордюра) сильно растянута по вертикали до границ</text:p>
            <text:p text:style-name="P4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<text:span text:style-name="T10">От</text:span><text:span text:style-name="T11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, хорошая четкая картинка для всех <text:span text:style-name="T2">VGA <text:s/></text:span>режимов.</text:p>
            <text:p text:style-name="P47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7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Определяет автоматически.</text:p>
          </table:table-cell>
          <table:table-cell table:style-name="Таблица1.E2" office:value-type="string">
            <text:p text:style-name="P2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PENT VGA показывает практически идеально, центруется без проблем</text:p>
            <text:p text:style-name="P29">48K/128K VGA на цветном бордере даёт переменную яркость строк (глюк привязки черного?) - заметно на загрузке с ленты.</text:p>
            <text:p text:style-name="P29">15кгц не умеет</text:p>
          </table:table-cell>
          <table:table-cell table:style-name="Таблица1.E2" office:value-type="string">
            <text:p text:style-name="P26">Artem Vasilev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великолепно.</text:p>
          </table:table-cell>
          <table:table-cell table:style-name="Таблица1.E2" office:value-type="string">
            <text:p text:style-name="P1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ыдает «Out of range» <text:span text:style-name="T2">(</text:span>убирается кнопкой монитора <text:span text:style-name="T2">SELECT)</text:span> при этом изображение идеальное, четкое, сочное. <text:span text:style-name="T2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NX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48/128k - показывает нормально, Pentagon - показывает нормально, картинка по центру, но пишет: Вне диапазона <text:span text:style-name="T2">(</text:span><text:span text:style-name="T1">через некоторое время пропадает надпись)</text:span>. </text:p>
          </table:table-cell>
          <table:table-cell table:style-name="Таблица1.E2" office:value-type="string">
            <text:p text:style-name="P31">Cyberpunker 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32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casper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9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33">
          <table:table-cell table:style-name="Таблица1.A133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3"/>
      <text:p text:style-name="P50">Они <text:span text:style-name="T1">не </text:span>держат <text:span text:style-name="T2">H=31kHz / V=</text:span>48.8<text:span text:style-name="T2">Hz</text:span></text:p>
      <text:p text:style-name="P44">List of non-compatible monitors</text:p>
      <text:p text:style-name="P4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9">Марка/модель</text:p>
              <text:p text:style-name="P40">Model</text:p>
            </table:table-cell>
            <table:table-cell table:style-name="Таблица2.A1" office:value-type="string">
              <text:p text:style-name="P37">Тип</text:p>
              <text:p text:style-name="P41">Type</text:p>
            </table:table-cell>
            <table:table-cell table:style-name="Таблица2.A1" office:value-type="string">
              <text:p text:style-name="P37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0">Comment</text:p>
            </table:table-cell>
            <table:table-cell table:style-name="Таблица2.E1" office:value-type="string">
              <text:p text:style-name="P42">tester</text:p>
            </table:table-cell>
          </table:table-row>
        </table:table-header-rows>
        <table:table-row>
          <table:table-cell table:style-name="Таблица2.A2" office:value-type="string">
            <text:p text:style-name="P34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3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30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<text:span text:style-name="T2">G7</text:span>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Out of range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4-04T08:54:55.02">04.04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2" meta:paragraph-count="963" meta:word-count="3240" meta:character-count="22030"/>
    <meta:user-defined meta:name="Поле 1"/>
    <meta:user-defined meta:name="Поле 2"/>
    <meta:user-defined meta:name="Поле 3"/>
    <meta:user-defined meta:name="Поле 4"/>
  </office:meta>
</office:document-meta>
</file>